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5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0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1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14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15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18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0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21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6c239" officeooo:paragraph-rsid="0036c239" style:font-size-asian="7pt" style:font-size-complex="7pt"/>
    </style:style>
    <style:style style:name="P23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36c239" officeooo:paragraph-rsid="0036c239" style:font-size-asian="7pt" style:font-size-complex="7pt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rsid="0036c239" officeooo:paragraph-rsid="0036c239" style:letter-kerning="false" style:font-name-asian="Calibri2" style:font-size-asian="9pt" style:language-asian="en" style:country-asian="US" style:font-size-complex="9pt" style:language-complex="ar" style:country-complex="SA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paragraph-rsid="0035e2b4" style:font-size-asian="7pt" style:font-size-complex="7pt"/>
    </style:style>
    <style:style style:name="P30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2" style:family="paragraph" style:parent-style-name="Standard">
      <style:paragraph-properties fo:line-height="115%" fo:orphans="0" fo:widows="0"/>
      <style:text-properties style:font-name="Calibri1" fo:font-size="7pt" officeooo:rsid="0036c239" officeooo:paragraph-rsid="0036c239" style:font-size-asian="7pt" style:font-size-complex="7pt"/>
    </style:style>
    <style:style style:name="P3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6c239" officeooo:paragraph-rsid="0036c239" style:font-size-asian="7pt" style:font-size-complex="7pt"/>
    </style:style>
    <style:style style:name="P3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6c239" officeooo:paragraph-rsid="0036c239" style:font-size-asian="7pt" style:font-size-complex="7pt"/>
    </style:style>
    <style:style style:name="P35" style:family="paragraph" style:parent-style-name="Standard">
      <style:text-properties style:font-name="Calibri1" officeooo:rsid="0036c239" officeooo:paragraph-rsid="0036c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Rampage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3">Juggernaut</text:p>
          </table:table-cell>
          <table:table-cell table:style-name="Table1.A1" office:value-type="string">
            <text:p text:style-name="P3">MS+2</text:p>
          </table:table-cell>
          <table:table-cell table:style-name="Table1.A1" office:value-type="string">
            <text:p text:style-name="P3">MT+4</text:p>
          </table:table-cell>
          <table:table-cell table:style-name="Table1.A1" office:value-type="string">
            <text:p text:style-name="P3">RS+0</text:p>
          </table:table-cell>
          <table:table-cell table:style-name="Table1.A1" office:value-type="string">
            <text:p text:style-name="P3">RT+2</text:p>
          </table:table-cell>
          <table:table-cell table:style-name="Table1.A1" office:value-type="string">
            <text:p text:style-name="P3">PT+2</text:p>
          </table:table-cell>
        </table:table-row>
        <table:table-row table:style-name="Table1.1">
          <table:table-cell table:style-name="Table1.A1" office:value-type="string">
            <text:p text:style-name="P25">Rampage</text:p>
          </table:table-cell>
          <table:table-cell table:style-name="Table1.A1" office:value-type="string">
            <text:p text:style-name="P25">MT+4</text:p>
          </table:table-cell>
          <table:table-cell table:style-name="Table1.A1" office:value-type="string">
            <text:p text:style-name="P25">MS+2</text:p>
          </table:table-cell>
          <table:table-cell table:style-name="Table1.A1" office:value-type="string">
            <text:p text:style-name="P25">RS+0</text:p>
          </table:table-cell>
          <table:table-cell table:style-name="Table1.A1" office:value-type="string">
            <text:p text:style-name="P25">RT+2</text:p>
          </table:table-cell>
          <table:table-cell table:style-name="Table1.A1" office:value-type="string">
            <text:p text:style-name="P25">PT+2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Category</text:p>
          </table:table-cell>
          <table:table-cell table:style-name="Table2.A1" office:value-type="string">
            <text:p text:style-name="P4">Cost</text:p>
          </table:table-cell>
          <table:table-cell table:style-name="Table2.A1" office:value-type="string">
            <text:p text:style-name="P4">Burn</text:p>
          </table:table-cell>
          <table:table-cell table:style-name="Table2.A1" office:value-type="string">
            <text:p text:style-name="P5">Effects</text:p>
          </table:table-cell>
          <table:table-cell table:style-name="Table2.A1" office:value-type="string">
            <text:p text:style-name="P4">Enhancements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list xml:id="list3062011135" text:style-name="WWNum2">
              <text:list-item>
                <text:p text:style-name="P26"/>
              </text:list-item>
            </text:list>
          </table:table-cell>
          <table:table-cell table:style-name="Table2.A1" office:value-type="string">
            <text:list xml:id="list3634097809" text:style-name="WWNum1">
              <text:list-item>
                <text:p text:style-name="P13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2">Charge</text:p>
          </table:table-cell>
          <table:table-cell table:style-name="Table2.A1" office:value-type="string">
            <text:p text:style-name="P32">Movement</text:p>
          </table:table-cell>
          <table:table-cell table:style-name="Table2.A1" office:value-type="string">
            <text:p text:style-name="P32">20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list xml:id="list124202764216219" text:continue-list="list3062011135" text:style-name="WWNum2">
              <text:list-item>
                <text:p text:style-name="P34">Run (12)</text:p>
              </text:list-item>
              <text:list-item>
                <text:p text:style-name="P34">Overland (3)</text:p>
              </text:list-item>
            </text:list>
          </table:table-cell>
          <table:table-cell table:style-name="Table2.A1" office:value-type="string">
            <text:list xml:id="list124203588568779" text:continue-numbering="true" text:style-name="WWNum2">
              <text:list-item>
                <text:p text:style-name="P15"/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30">Offensive Stance</text:p>
          </table:table-cell>
          <table:table-cell table:style-name="Table2.A4" office:value-type="string">
            <text:p text:style-name="P30">Stance</text:p>
          </table:table-cell>
          <table:table-cell table:style-name="Table2.A4" office:value-type="string">
            <text:p text:style-name="P30">10</text:p>
          </table:table-cell>
          <table:table-cell table:style-name="Table2.A4" office:value-type="string">
            <text:p text:style-name="P30">0</text:p>
          </table:table-cell>
          <table:table-cell table:style-name="Table2.A4" office:value-type="string">
            <text:list xml:id="list124202821104028" text:continue-numbering="true" text:style-name="WWNum2">
              <text:list-item>
                <text:p text:style-name="P31">Accuracy (1)</text:p>
              </text:list-item>
              <text:list-item>
                <text:p text:style-name="P31">Damage (2)</text:p>
              </text:list-item>
              <text:list-item>
                <text:p text:style-name="P31">Defense (-1)</text:p>
              </text:list-item>
            </text:list>
          </table:table-cell>
          <table:table-cell table:style-name="Table2.A4" office:value-type="string">
            <text:list xml:id="list124202167813727" text:continue-numbering="true" text:style-name="WWNum2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2">Rampage Stance</text:p>
          </table:table-cell>
          <table:table-cell table:style-name="Table2.A1" office:value-type="string">
            <text:p text:style-name="P32">Stance</text:p>
          </table:table-cell>
          <table:table-cell table:style-name="Table2.A1" office:value-type="string">
            <text:p text:style-name="P32">10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list xml:id="list124203730673240" text:continue-list="list3634097809" text:style-name="WWNum1">
              <text:list-item>
                <text:p text:style-name="P33">If during you last action, you made a full move, you gain Armor (3/3/0)</text:p>
              </text:list-item>
            </text:list>
          </table:table-cell>
          <table:table-cell table:style-name="Table2.A1" office:value-type="string">
            <text:list xml:id="list124203782879525" text:continue-numbering="true" text:style-name="WWNum1">
              <text:list-item>
                <text:p text:style-name="P22">None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32">Thick Hide</text:p>
          </table:table-cell>
          <table:table-cell table:style-name="Table2.A4" office:value-type="string">
            <text:p text:style-name="P32">Armor, Inherent</text:p>
          </table:table-cell>
          <table:table-cell table:style-name="Table2.A4" office:value-type="string">
            <text:p text:style-name="P32">20</text:p>
          </table:table-cell>
          <table:table-cell table:style-name="Table2.A4" office:value-type="string">
            <text:p text:style-name="P32">0</text:p>
          </table:table-cell>
          <table:table-cell table:style-name="Table2.A4" office:value-type="string">
            <text:list xml:id="list124204028213555" text:continue-numbering="true" text:style-name="WWNum1">
              <text:list-item>
                <text:p text:style-name="P33">Armor (3/3/0)</text:p>
              </text:list-item>
            </text:list>
          </table:table-cell>
          <table:table-cell table:style-name="Table2.A4" office:value-type="string">
            <text:list xml:id="list124203475332126" text:continue-numbering="true" text:style-name="WWNum1">
              <text:list-item>
                <text:p text:style-name="P13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2">Trample</text:p>
          </table:table-cell>
          <table:table-cell table:style-name="Table2.A1" office:value-type="string">
            <text:p text:style-name="P32">Attack, Area, Point-Blank</text:p>
          </table:table-cell>
          <table:table-cell table:style-name="Table2.A1" office:value-type="string">
            <text:p text:style-name="P32">20</text:p>
          </table:table-cell>
          <table:table-cell table:style-name="Table2.A1" office:value-type="string">
            <text:p text:style-name="P32">6</text:p>
          </table:table-cell>
          <table:table-cell table:style-name="Table2.A1" office:value-type="string">
            <text:list xml:id="list124203956732194" text:continue-numbering="true" text:style-name="WWNum1">
              <text:list-item>
                <text:p text:style-name="P23">Can be done as part of a full move that includes no more than one change of direction</text:p>
              </text:list-item>
              <text:list-item>
                <text:p text:style-name="P23">You attack everyone adjacent to your movement path with Damage (2d8 + Muscle) (Physical, Smash)</text:p>
              </text:list-item>
              <text:list-item>
                <text:p text:style-name="P23">Negated by (Reflex)</text:p>
              </text:list-item>
            </text:list>
          </table:table-cell>
          <table:table-cell table:style-name="Table2.A1" office:value-type="string">
            <text:list xml:id="list124202234899459" text:continue-numbering="true" text:style-name="WWNum1">
              <text:list-item>
                <text:p text:style-name="P13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list xml:id="list124202394251532" text:continue-list="list124202167813727" text:style-name="WWNum2">
              <text:list-item>
                <text:p text:style-name="P26"/>
              </text:list-item>
            </text:list>
          </table:table-cell>
          <table:table-cell table:style-name="Table2.A1" office:value-type="string">
            <text:list xml:id="list124203060689880" text:continue-numbering="true" text:style-name="WWNum2">
              <text:list-item>
                <text:p text:style-name="P15"/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list xml:id="list124203064272596" text:continue-numbering="true" text:style-name="WWNum2">
              <text:list-item>
                <text:p text:style-name="P26"/>
              </text:list-item>
            </text:list>
          </table:table-cell>
          <table:table-cell table:style-name="Table2.A4" office:value-type="string">
            <text:list xml:id="list124203755561882" text:continue-list="list124202234899459" text:style-name="WWNum1">
              <text:list-item>
                <text:p text:style-name="P16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list xml:id="list124203621219560" text:continue-numbering="true" text:style-name="WWNum1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4203181400675" text:continue-numbering="true" text:style-name="WWNum1">
              <text:list-item>
                <text:p text:style-name="P16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list xml:id="list124203119668975" text:continue-numbering="true" text:style-name="WWNum1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4204133358163" text:continue-numbering="true" text:style-name="WWNum1">
              <text:list-item>
                <text:p text:style-name="P13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list xml:id="list124203225847780" text:continue-list="list124203064272596" text:style-name="WWNum2">
              <text:list-item>
                <text:p text:style-name="P28"/>
              </text:list-item>
            </text:list>
          </table:table-cell>
          <table:table-cell table:style-name="Table2.A1" office:value-type="string">
            <text:list xml:id="list124202512581759" text:continue-list="list124204133358163" text:style-name="WWNum1">
              <text:list-item>
                <text:p text:style-name="P1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list xml:id="list124203407188392" text:continue-numbering="true" text:style-name="WWNum1">
              <text:list-item>
                <text:p text:style-name="P27"/>
              </text:list-item>
            </text:list>
          </table:table-cell>
          <table:table-cell table:style-name="Table2.A1" office:value-type="string">
            <text:list xml:id="list124202662541656" text:continue-numbering="true" text:style-name="WWNum1">
              <text:list-item>
                <text:p text:style-name="P13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list xml:id="list124202385498136" text:continue-numbering="true" text:style-name="WWNum1">
              <text:list-item>
                <text:p text:style-name="P14"/>
              </text:list-item>
            </text:list>
          </table:table-cell>
          <table:table-cell table:style-name="Table2.A1" office:value-type="string">
            <text:list xml:id="list124204129751443" text:continue-numbering="true" text:style-name="WWNum1">
              <text:list-item>
                <text:p text:style-name="P13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24202675613481" text:continue-numbering="true" text:style-name="WWNum1">
              <text:list-item>
                <text:p text:style-name="P17"/>
              </text:list-item>
            </text:list>
          </table:table-cell>
          <table:table-cell table:style-name="Table2.A1" office:value-type="string">
            <text:list xml:id="list124203156251848" text:continue-numbering="true" text:style-name="WWNum1">
              <text:list-item>
                <text:p text:style-name="P16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list text:style-name="WWNum3">
              <text:list-item>
                <text:p text:style-name="P20"/>
              </text:list-item>
            </text:list>
          </table:table-cell>
          <table:table-cell table:style-name="Table2.A1" office:value-type="string">
            <text:list xml:id="list124203196934270" text:continue-list="list124203225847780" text:style-name="WWNum2">
              <text:list-item>
                <text:p text:style-name="P2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list xml:id="list124202263351041" text:continue-numbering="true" text:style-name="WWNum2">
              <text:list-item>
                <text:p text:style-name="P26"/>
              </text:list-item>
            </text:list>
          </table:table-cell>
          <table:table-cell table:style-name="Table2.A1" office:value-type="string">
            <text:list xml:id="list124202596470853" text:continue-list="list124203156251848" text:style-name="WWNum1">
              <text:list-item>
                <text:p text:style-name="P16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list xml:id="list124203322941985" text:continue-list="list124202263351041" text:style-name="WWNum2">
              <text:list-item>
                <text:p text:style-name="P26"/>
              </text:list-item>
            </text:list>
          </table:table-cell>
          <table:table-cell table:style-name="Table2.A1" office:value-type="string">
            <text:list xml:id="list124202740818306" text:continue-list="list124202596470853" text:style-name="WWNum1">
              <text:list-item>
                <text:p text:style-name="P16"/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list xml:id="list124202460398648" text:continue-list="list124203322941985" text:style-name="WWNum2">
              <text:list-item>
                <text:p text:style-name="P26"/>
              </text:list-item>
            </text:list>
          </table:table-cell>
          <table:table-cell table:style-name="Table2.A4" office:value-type="string">
            <text:list xml:id="list124204108707429" text:continue-list="list124202740818306" text:style-name="WWNum1">
              <text:list-item>
                <text:p text:style-name="P16"/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list xml:id="list124202941308901" text:continue-numbering="true" text:style-name="WWNum1">
              <text:list-item>
                <text:p text:style-name="P29"/>
              </text:list-item>
            </text:list>
          </table:table-cell>
          <table:table-cell table:style-name="Table2.A4" office:value-type="string">
            <text:list xml:id="list124202841102965" text:continue-numbering="true" text:style-name="WWNum1">
              <text:list-item>
                <text:p text:style-name="P16"/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list xml:id="list124202335131538" text:continue-numbering="true" text:style-name="WWNum1">
              <text:list-item>
                <text:p text:style-name="P27"/>
              </text:list-item>
            </text:list>
          </table:table-cell>
          <table:table-cell table:style-name="Table2.A4" office:value-type="string">
            <text:list xml:id="list124204040120566" text:continue-numbering="true" text:style-name="WWNum1">
              <text:list-item>
                <text:p text:style-name="P16"/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51</meta:editing-cycles>
    <meta:creation-date>2022-06-06T19:36:00</meta:creation-date>
    <dc:date>2023-01-28T12:42:01.918000000</dc:date>
    <meta:editing-duration>PT6H30M16S</meta:editing-duration>
    <meta:generator>LibreOffice/7.4.2.3$Windows_X86_64 LibreOffice_project/382eef1f22670f7f4118c8c2dd222ec7ad009daf</meta:generator>
    <meta:document-statistic meta:table-count="2" meta:image-count="0" meta:object-count="0" meta:page-count="1" meta:paragraph-count="92" meta:word-count="164" meta:character-count="685" meta:non-whitespace-character-count="625"/>
    <meta:user-defined meta:name="AppVersion">16.0000</meta:user-defined>
    <meta:template xlink:type="simple" xlink:actuate="onRequest" xlink:title="Normal.dotm" xlink:href=""/>
  </office:meta>
</office:document-meta>
</file>